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23cm" fo:min-width="0.3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0.3cm"/>
    </style:style>
    <style:style style:name="pr2" style:family="presentation" style:parent-style-name="Padrão-title">
      <style:graphic-properties fo:min-height="1.425cm"/>
    </style:style>
    <style:style style:name="pr3" style:family="presentation" style:parent-style-name="Padrão-title">
      <style:graphic-properties fo:min-height="0.8cm"/>
    </style:style>
    <style:style style:name="pr4" style:family="presentation" style:parent-style-name="Padrão-title">
      <style:graphic-properties fo:min-height="0.418cm"/>
    </style:style>
    <style:style style:name="pr5" style:family="presentation" style:parent-style-name="Padrão-title">
      <style:graphic-properties fo:min-height="0.625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9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style:font-name="Arial1" fo:font-size="8pt"/>
    </style:style>
    <style:style style:name="P7" style:family="paragraph">
      <style:paragraph-properties fo:text-align="start">
        <style:tab-stops/>
      </style:paragraph-properties>
      <style:text-properties style:font-name="Arial" fo:font-size="8pt"/>
    </style:style>
    <style:style style:name="P8" style:family="paragraph">
      <style:paragraph-properties fo:text-align="start">
        <style:tab-stops/>
      </style:paragraph-properties>
      <style:text-properties style:font-name="Arial" fo:font-size="9pt"/>
    </style:style>
    <style:style style:name="P9" style:family="paragraph">
      <style:paragraph-properties fo:text-align="start">
        <style:tab-stops/>
      </style:paragraph-properties>
      <style:text-properties fo:font-size="7pt"/>
    </style:style>
    <style:style style:name="P10" style:family="paragraph">
      <style:paragraph-properties fo:text-align="start">
        <style:tab-stops/>
      </style:paragraph-properties>
      <style:text-properties style:font-name="Arial" fo:font-size="7pt"/>
    </style:style>
    <style:style style:name="P11" style:family="paragraph">
      <loext:graphic-properties draw:fill-color="#ffffff"/>
    </style:style>
    <style:style style:name="T1" style:family="text">
      <style:text-properties style:font-name="Arial" fo:font-size="10pt" style:font-size-asian="18pt" style:font-size-complex="18pt"/>
    </style:style>
    <style:style style:name="T2" style:family="text">
      <style:text-properties style:font-name="Arial" fo:font-size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1" fo:font-size="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8pt"/>
    </style:style>
    <style:style style:name="T7" style:family="text">
      <style:text-properties style:font-name="Arial" fo:font-size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.21cm" svg:height="1.093cm" svg:x="13.395cm" svg:y="1.8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9cm" svg:y1="1cm" svg:x2="13.6cm" svg:y2="1.9cm">
          <text:p/>
        </draw:line>
        <draw:custom-shape draw:style-name="gr1" draw:text-style-name="P1" draw:layer="layout" svg:width="1.21cm" svg:height="1.093cm" svg:x="13.396cm" svg:y="3.9cm">
          <text:p text:style-name="P1">ini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13.395cm" svg:y="13.8cm">
          <text:p text:style-name="P1"><text:span text:style-name="T1">S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1cm" svg:height="1.093cm" svg:x="15.597cm" svg:y="4.3cm">
          <text:p text:style-name="P1"><text:span text:style-name="T1">wait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1cm" svg:height="1.093cm" svg:x="17.297cm" svg:y="5.5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1cm" svg:height="1.093cm" svg:x="13.397cm" svg:y="3.9cm">
          <text:p text:style-name="P1"><text:span text:style-name="T1">S</text:span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21cm" svg:height="1.093cm" svg:x="18.198cm" svg:y="7cm">
          <text:p text:style-name="P1"><text:span text:style-name="T1">wait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18.499cm" svg:y="8.829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1cm" svg:height="1.093cm" svg:x="18.199cm" svg:y="10.7cm">
          <text:p text:style-name="P1"><text:span text:style-name="T1">wait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17.1cm" svg:y="12.4cm">
          <text:p text:style-name="P1"><text:span text:style-name="T1">S</text:span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21cm" svg:height="1.093cm" svg:x="15.401cm" svg:y="13.4cm">
          <text:p text:style-name="P1"><text:span text:style-name="T1">wait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21cm" svg:height="1.093cm" svg:x="11.304cm" svg:y="4.3cm">
          <text:p text:style-name="P1"><text:span text:style-name="T1">waitS8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9.604cm" svg:y="5.5cm">
          <text:p text:style-name="P1"><text:span text:style-name="T1">S</text:span><text:span text:style-name="T1">8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21cm" svg:height="1.093cm" svg:x="8.703cm" svg:y="7cm">
          <text:p text:style-name="P1"><text:span text:style-name="T1">waitS7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8.402cm" svg:y="8.829cm">
          <text:p text:style-name="P1"><text:span text:style-name="T1">S</text:span><text:span text:style-name="T1">7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1cm" svg:height="1.093cm" svg:x="8.702cm" svg:y="10.7cm">
          <text:p text:style-name="P1"><text:span text:style-name="T1">waitS6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1cm" svg:height="1.093cm" svg:x="9.801cm" svg:y="12.4cm">
          <text:p text:style-name="P1"><text:span text:style-name="T1">S6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21cm" svg:height="1.093cm" svg:x="11.4cm" svg:y="13.4cm">
          <text:p text:style-name="P1"><text:span text:style-name="T1">waitS5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606cm" svg:y1="4.5cm" svg:x2="15.597cm" svg:y2="4.7cm">
          <text:p/>
        </draw:line>
        <draw:line draw:style-name="gr2" draw:text-style-name="P3" draw:layer="layout" svg:x1="16.8cm" svg:y1="5.1cm" svg:x2="17.4cm" svg:y2="5.7cm">
          <text:p/>
        </draw:line>
        <draw:line draw:style-name="gr2" draw:text-style-name="P3" draw:layer="layout" svg:x1="18.2cm" svg:y1="6.5cm" svg:x2="18.6cm" svg:y2="7cm">
          <text:p/>
        </draw:line>
        <draw:line draw:style-name="gr2" draw:text-style-name="P3" draw:layer="layout" svg:x1="18.9cm" svg:y1="8.093cm" svg:x2="19.1cm" svg:y2="8.829cm">
          <text:p/>
        </draw:line>
        <draw:line draw:style-name="gr2" draw:text-style-name="P3" draw:layer="layout" svg:x1="19.1cm" svg:y1="9.922cm" svg:x2="18.9cm" svg:y2="10.7cm">
          <text:p/>
        </draw:line>
        <draw:line draw:style-name="gr2" draw:text-style-name="P3" draw:layer="layout" svg:x1="18.6cm" svg:y1="11.8cm" svg:x2="18.1cm" svg:y2="12.5cm">
          <text:p/>
        </draw:line>
        <draw:line draw:style-name="gr2" draw:text-style-name="P3" draw:layer="layout" svg:x1="17.2cm" svg:y1="13.3cm" svg:x2="16.611cm" svg:y2="13.7cm">
          <text:p/>
        </draw:line>
        <draw:line draw:style-name="gr2" draw:text-style-name="P3" draw:layer="layout" svg:x1="15.401cm" svg:y1="14.1cm" svg:x2="14.605cm" svg:y2="14.3cm">
          <text:p/>
        </draw:line>
        <draw:line draw:style-name="gr2" draw:text-style-name="P3" draw:layer="layout" svg:x1="13.328cm" svg:y1="14.3cm" svg:x2="12.6cm" svg:y2="14.1cm">
          <text:p/>
        </draw:line>
        <draw:line draw:style-name="gr2" draw:text-style-name="P3" draw:layer="layout" svg:x1="11.4cm" svg:y1="13.7cm" svg:x2="10.9cm" svg:y2="13.2cm">
          <text:p/>
        </draw:line>
        <draw:line draw:style-name="gr2" draw:text-style-name="P3" draw:layer="layout" svg:x1="10cm" svg:y1="12.5cm" svg:x2="9.334cm" svg:y2="11.8cm">
          <text:p/>
        </draw:line>
        <draw:line draw:style-name="gr2" draw:text-style-name="P3" draw:layer="layout" svg:x1="9.134cm" svg:y1="10.707cm" svg:x2="8.934cm" svg:y2="9.971cm">
          <text:p/>
        </draw:line>
        <draw:line draw:style-name="gr2" draw:text-style-name="P3" draw:layer="layout" svg:x1="8.934cm" svg:y1="8.878cm" svg:x2="9.134cm" svg:y2="8.1cm">
          <text:p/>
        </draw:line>
        <draw:line draw:style-name="gr2" draw:text-style-name="P3" draw:layer="layout" svg:x1="9.434cm" svg:y1="7cm" svg:x2="9.8cm" svg:y2="6.5cm">
          <text:p/>
        </draw:line>
        <draw:line draw:style-name="gr2" draw:text-style-name="P3" draw:layer="layout" svg:x1="10.6cm" svg:y1="5.6cm" svg:x2="11.323cm" svg:y2="5cm">
          <text:p/>
        </draw:line>
        <draw:line draw:style-name="gr2" draw:text-style-name="P3" draw:layer="layout" svg:x1="12.533cm" svg:y1="4.7cm" svg:x2="13.329cm" svg:y2="4.5cm">
          <text:p/>
        </draw:line>
        <draw:line draw:style-name="gr2" draw:text-style-name="P3" draw:layer="layout" svg:x1="14cm" svg:y1="3cm" svg:x2="14cm" svg:y2="3.9cm">
          <text:p/>
        </draw:line>
        <draw:frame presentation:style-name="pr1" draw:text-style-name="P4" draw:layer="layout" svg:width="1.599cm" svg:height="0.357cm" svg:x="12.1cm" svg:y="0.6cm" presentation:class="title" presentation:user-transformed="true">
          <draw:text-box>
            <text:p><text:span text:style-name="T2">reset</text:span></text:p>
          </draw:text-box>
        </draw:frame>
        <draw:frame presentation:style-name="pr2" draw:text-style-name="P6" draw:layer="layout" svg:width="2.5cm" svg:height="1.425cm" svg:x="14.7cm" svg:y="1.588cm" presentation:class="title" presentation:user-transformed="true">
          <draw:text-box>
            <text:p text:style-name="P5"><text:span text:style-name="T3">S_NS ← green;</text:span><text:span text:style-name="T3"><text:line-break/></text:span><text:span text:style-name="T3">S_EW ← red;</text:span><text:span text:style-name="T3"><text:line-break/></text:span><text:span text:style-name="T3">S_P ← red</text:span><text:span text:style-name="T4">;</text:span></text:p>
          </draw:text-box>
        </draw:frame>
        <draw:frame presentation:style-name="pr3" draw:text-style-name="P7" draw:layer="layout" svg:width="2.6cm" svg:height="0.8cm" svg:x="18.6cm" svg:y="5.4cm" presentation:class="title" presentation:user-transformed="true">
          <draw:text-box>
            <text:p text:style-name="P5"><text:span text:style-name="T5">S_NS ← yellow;</text:span><text:span text:style-name="T5"><text:line-break/></text:span><text:span text:style-name="T5">time ← 5;</text:span></text:p>
          </draw:text-box>
        </draw:frame>
        <draw:frame presentation:style-name="pr4" draw:text-style-name="P8" draw:layer="layout" svg:width="2.2cm" svg:height="0.418cm" svg:x="16.6cm" svg:y="4.082cm" presentation:class="title" presentation:user-transformed="true">
          <draw:text-box>
            <text:p text:style-name="P5"><text:span text:style-name="T5">time </text:span><text:span text:style-name="T6">← </text:span><text:span text:style-name="T6">time - 1;</text:span></text:p>
          </draw:text-box>
        </draw:frame>
        <draw:connector draw:style-name="gr2" draw:text-style-name="P3" draw:layer="layout" draw:type="curve" draw:line-skew="-0.201cm" svg:x1="15.774cm" svg:y1="5.233cm" svg:x2="16.63cm" svg:y2="5.233cm" draw:start-shape="id1" draw:start-glue-point="7" draw:end-shape="id1" draw:end-glue-point="9" svg:d="M15774 5233c0 690 856 690 856 0" svg:viewBox="0 0 857 519">
          <text:p/>
        </draw:connector>
        <draw:connector draw:style-name="gr2" draw:text-style-name="P3" draw:layer="layout" draw:type="curve" draw:line-skew="0.668cm -2.31cm -0.559cm" svg:x1="18.375cm" svg:y1="7.16cm" svg:x2="18.375cm" svg:y2="7.933cm" draw:start-shape="id2" draw:start-glue-point="5" draw:end-shape="id2" draw:end-glue-point="7" svg:d="M18375 7160c0 9-775 6-775 440 0 435 775 486 775 333" svg:viewBox="0 0 776 852">
          <text:p/>
        </draw:connector>
        <draw:connector draw:style-name="gr2" draw:text-style-name="P3" draw:layer="layout" draw:type="curve" draw:line-skew="0.368cm -2.311cm -0.659cm" svg:x1="18.376cm" svg:y1="10.86cm" svg:x2="18.376cm" svg:y2="11.633cm" draw:start-shape="id3" draw:start-glue-point="5" draw:end-shape="id3" draw:end-glue-point="7" svg:d="M18376 10860c0-441-776-294-776 240 0 535 776 536 776 533" svg:viewBox="0 0 777 1034">
          <text:p/>
        </draw:connector>
        <draw:connector draw:style-name="gr2" draw:text-style-name="P3" draw:layer="layout" draw:type="curve" draw:line-skew="0.2cm" svg:x1="9.912cm" svg:y1="11.247cm" svg:x2="9.736cm" svg:y2="10.86cm" draw:start-shape="id4" draw:start-glue-point="6" draw:end-shape="id4" draw:end-glue-point="5" svg:d="M9912 11247c1051 0 877-525 570-870s-746-510-746 483" svg:viewBox="0 0 982 1138">
          <text:p/>
        </draw:connector>
        <draw:connector draw:style-name="gr2" draw:text-style-name="P3" draw:layer="layout" draw:type="curve" draw:line-skew="0.041cm 0.238cm" svg:x1="16.006cm" svg:y1="13.4cm" svg:x2="15.401cm" svg:y2="13.947cm" draw:start-shape="id5" draw:start-glue-point="4" draw:end-shape="id5" draw:end-glue-point="6" svg:d="M16006 13400c0-691-434-577-684-267s-315 814 79 814" svg:viewBox="0 0 887 1059">
          <text:p/>
        </draw:connector>
        <draw:connector draw:style-name="gr2" draw:text-style-name="P3" draw:layer="layout" draw:type="curve" draw:line-skew="0.033cm" svg:x1="12.434cm" svg:y1="13.56cm" svg:x2="11.578cm" svg:y2="13.56cm" draw:start-shape="id6" draw:start-glue-point="5" draw:end-shape="id6" draw:end-glue-point="11" svg:d="M12434 13560c0-943-856-943-856 0" svg:viewBox="0 0 857 708">
          <text:p/>
        </draw:connector>
        <draw:connector draw:style-name="gr2" draw:text-style-name="P3" draw:layer="layout" draw:type="curve" draw:line-skew="-0.359cm 0.186cm 0.468cm" svg:x1="9.737cm" svg:y1="7.933cm" svg:x2="9.737cm" svg:y2="7.16cm" draw:start-shape="id7" draw:start-glue-point="7" draw:end-shape="id7" draw:end-glue-point="5" svg:d="M9737 7933c0 453 863 303 863-332 0-634-863-732-863-441" svg:viewBox="0 0 864 1192">
          <text:p/>
        </draw:connector>
        <draw:connector draw:style-name="gr2" draw:text-style-name="P3" draw:layer="layout" draw:type="curve" draw:line-skew="-0.131cm -0.133cm" svg:x1="11.91cm" svg:y1="5.393cm" svg:x2="12.514cm" svg:y2="4.847cm" draw:start-shape="id8" draw:start-glue-point="8" draw:end-shape="id8" draw:end-glue-point="6" svg:d="M11910 5393c0 555 486 463 775 188s381-734-171-734" svg:viewBox="0 0 1007 953">
          <text:p/>
        </draw:connector>
        <draw:frame presentation:style-name="pr4" draw:text-style-name="P8" draw:layer="layout" svg:width="2.2cm" svg:height="0.418cm" svg:x="19.5cm" svg:y="7.2cm" presentation:class="title" presentation:user-transformed="true">
          <draw:text-box>
            <text:p text:style-name="P5"><text:span text:style-name="T5">time </text:span><text:span text:style-name="T6">← time - 1;</text:span></text:p>
          </draw:text-box>
        </draw:frame>
        <draw:frame presentation:style-name="pr4" draw:text-style-name="P8" draw:layer="layout" svg:width="2.2cm" svg:height="0.418cm" svg:x="19.6cm" svg:y="11cm" presentation:class="title" presentation:user-transformed="true">
          <draw:text-box>
            <text:p text:style-name="P5"><text:span text:style-name="T5">time </text:span><text:span text:style-name="T6">← </text:span><text:span text:style-name="T6">time - </text:span><text:span text:style-name="T6">1;</text:span></text:p>
          </draw:text-box>
        </draw:frame>
        <draw:frame presentation:style-name="pr4" draw:text-style-name="P8" draw:layer="layout" svg:width="2.2cm" svg:height="0.418cm" svg:x="16cm" svg:y="14.482cm" presentation:class="title" presentation:user-transformed="true">
          <draw:text-box>
            <text:p text:style-name="P5"><text:span text:style-name="T5">time </text:span><text:span text:style-name="T6">← </text:span><text:span text:style-name="T6">time - </text:span><text:span text:style-name="T6">1;</text:span></text:p>
          </draw:text-box>
        </draw:frame>
        <draw:frame presentation:style-name="pr4" draw:text-style-name="P8" draw:layer="layout" svg:width="2.2cm" svg:height="0.418cm" svg:x="10.4cm" svg:y="14.5cm" presentation:class="title" presentation:user-transformed="true">
          <draw:text-box>
            <text:p text:style-name="P5"><text:span text:style-name="T5">time </text:span><text:span text:style-name="T6">← time - 1;</text:span></text:p>
          </draw:text-box>
        </draw:frame>
        <draw:frame presentation:style-name="pr4" draw:text-style-name="P8" draw:layer="layout" svg:width="2.2cm" svg:height="0.418cm" svg:x="6.502cm" svg:y="10.982cm" presentation:class="title" presentation:user-transformed="true">
          <draw:text-box>
            <text:p text:style-name="P5"><text:span text:style-name="T5">time </text:span><text:span text:style-name="T6">← time - 1;</text:span></text:p>
          </draw:text-box>
        </draw:frame>
        <draw:frame presentation:style-name="pr4" draw:text-style-name="P8" draw:layer="layout" svg:width="2.2cm" svg:height="0.418cm" svg:x="6.603cm" svg:y="7.182cm" presentation:class="title" presentation:user-transformed="true">
          <draw:text-box>
            <text:p text:style-name="P5"><text:span text:style-name="T5">tim</text:span><text:span text:style-name="T5">e </text:span><text:span text:style-name="T6">← </text:span><text:span text:style-name="T6">tim</text:span><text:span text:style-name="T6">e - </text:span><text:span text:style-name="T6">1;</text:span></text:p>
          </draw:text-box>
        </draw:frame>
        <draw:frame presentation:style-name="pr4" draw:text-style-name="P8" draw:layer="layout" svg:width="2.2cm" svg:height="0.418cm" svg:x="10.4cm" svg:y="3.8cm" presentation:class="title" presentation:user-transformed="true">
          <draw:text-box>
            <text:p text:style-name="P5"><text:span text:style-name="T5">time </text:span><text:span text:style-name="T6">← time - 1;</text:span></text:p>
          </draw:text-box>
        </draw:frame>
        <draw:frame presentation:style-name="pr3" draw:text-style-name="P7" draw:layer="layout" svg:width="2.6cm" svg:height="0.8cm" svg:x="19.8cm" svg:y="8.8cm" presentation:class="title" presentation:user-transformed="true">
          <draw:text-box>
            <text:p text:style-name="P5"><text:span text:style-name="T5">S</text:span><text:span text:style-name="T5">_</text:span><text:span text:style-name="T5">N</text:span><text:span text:style-name="T5">S </text:span><text:span text:style-name="T5">←</text:span><text:span text:style-name="T5"> </text:span><text:span text:style-name="T5">r</text:span><text:span text:style-name="T5">e</text:span><text:span text:style-name="T5">d</text:span><text:span text:style-name="T5">;</text:span><text:span text:style-name="T5"><text:line-break/></text:span><text:span text:style-name="T5">ti</text:span><text:span text:style-name="T5">m</text:span><text:span text:style-name="T5">e </text:span><text:span text:style-name="T5">←</text:span><text:span text:style-name="T5"> </text:span><text:span text:style-name="T5">5</text:span><text:span text:style-name="T5">;</text:span></text:p>
          </draw:text-box>
        </draw:frame>
        <draw:frame presentation:style-name="pr5" draw:text-style-name="P6" draw:layer="layout" svg:width="2cm" svg:height="0.637cm" svg:x="13.2cm" svg:y="5cm" presentation:class="title" presentation:user-transformed="true">
          <draw:text-box>
            <text:p text:style-name="P5"><text:span text:style-name="T3">S_NS </text:span><text:span text:style-name="T3">← </text:span><text:span text:style-name="T3">green;</text:span><text:span text:style-name="T5"><text:line-break/></text:span><text:span text:style-name="T5">time ← </text:span><text:span text:style-name="T5">45;</text:span></text:p>
          </draw:text-box>
        </draw:frame>
        <draw:frame presentation:style-name="pr3" draw:text-style-name="P7" draw:layer="layout" svg:width="2.6cm" svg:height="0.8cm" svg:x="18.4cm" svg:y="12.8cm" presentation:class="title" presentation:user-transformed="true">
          <draw:text-box>
            <text:p text:style-name="P5"><text:span text:style-name="T5">S_EW ← </text:span><text:span text:style-name="T5">green;</text:span><text:span text:style-name="T5"><text:line-break/></text:span><text:span text:style-name="T5">time ← 45;</text:span></text:p>
          </draw:text-box>
        </draw:frame>
        <draw:frame presentation:style-name="pr3" draw:text-style-name="P7" draw:layer="layout" svg:width="2.6cm" svg:height="0.8cm" svg:x="13cm" svg:y="14.95cm" presentation:class="title" presentation:user-transformed="true">
          <draw:text-box>
            <text:p text:style-name="P5"><text:span text:style-name="T5">S_EW </text:span><text:span text:style-name="T5">← </text:span><text:span text:style-name="T5">yellow;</text:span><text:span text:style-name="T5"><text:line-break/></text:span><text:span text:style-name="T5">time ← </text:span><text:span text:style-name="T5">5;</text:span></text:p>
          </draw:text-box>
        </draw:frame>
        <draw:frame presentation:style-name="pr3" draw:text-style-name="P7" draw:layer="layout" svg:width="2.6cm" svg:height="0.8cm" svg:x="7.6cm" svg:y="13.2cm" presentation:class="title" presentation:user-transformed="true">
          <draw:text-box>
            <text:p text:style-name="P5"><text:span text:style-name="T5">S_NS </text:span><text:span text:style-name="T5">← red;</text:span><text:span text:style-name="T5"><text:line-break/></text:span><text:span text:style-name="T5">time ← </text:span><text:span text:style-name="T5">5;</text:span></text:p>
          </draw:text-box>
        </draw:frame>
        <draw:frame presentation:style-name="pr3" draw:text-style-name="P7" draw:layer="layout" svg:width="2.6cm" svg:height="0.8cm" svg:x="6cm" svg:y="9cm" presentation:class="title" presentation:user-transformed="true">
          <draw:text-box>
            <text:p text:style-name="P5"><text:span text:style-name="T5">S</text:span><text:span text:style-name="T5">_</text:span><text:span text:style-name="T5">P </text:span><text:span text:style-name="T5">← </text:span><text:span text:style-name="T5">gr</text:span><text:span text:style-name="T5">ee</text:span><text:span text:style-name="T5">n;</text:span><text:span text:style-name="T5"><text:line-break/></text:span><text:span text:style-name="T5">ti</text:span><text:span text:style-name="T5">m</text:span><text:span text:style-name="T5">e </text:span><text:span text:style-name="T5">← </text:span><text:span text:style-name="T5">25</text:span><text:span text:style-name="T5">;</text:span></text:p>
          </draw:text-box>
        </draw:frame>
        <draw:frame presentation:style-name="pr3" draw:text-style-name="P7" draw:layer="layout" svg:width="2.6cm" svg:height="0.8cm" svg:x="7.7cm" svg:y="5.3cm" presentation:class="title" presentation:user-transformed="true">
          <draw:text-box>
            <text:p text:style-name="P5"><text:span text:style-name="T5">S_P ← </text:span><text:span text:style-name="T5">red;</text:span><text:span text:style-name="T5"><text:line-break/></text:span><text:span text:style-name="T5">time ← </text:span><text:span text:style-name="T5">5;</text:span></text:p>
          </draw:text-box>
        </draw:frame>
        <draw:frame presentation:style-name="pr4" draw:text-style-name="P8" draw:layer="layout" svg:width="1.2cm" svg:height="0.418cm" svg:x="15.2cm" svg:y="5.8cm" presentation:class="title" presentation:user-transformed="true">
          <draw:text-box>
            <text:p text:style-name="P5"><text:span text:style-name="T6">time != 0; </text:span></text:p>
          </draw:text-box>
        </draw:frame>
        <draw:frame presentation:style-name="pr4" draw:text-style-name="P8" draw:layer="layout" svg:width="1.2cm" svg:height="0.418cm" svg:x="16.4cm" svg:y="7.4cm" presentation:class="title" presentation:user-transformed="true">
          <draw:text-box>
            <text:p text:style-name="P5"><text:span text:style-name="T6">time != 0; </text:span></text:p>
          </draw:text-box>
        </draw:frame>
        <draw:frame presentation:style-name="pr4" draw:text-style-name="P8" draw:layer="layout" svg:width="1.2cm" svg:height="0.418cm" svg:x="16.6cm" svg:y="10.4cm" presentation:class="title" presentation:user-transformed="true">
          <draw:text-box>
            <text:p text:style-name="P5"><text:span text:style-name="T6">tim</text:span><text:span text:style-name="T6">e !</text:span><text:span text:style-name="T6">= </text:span><text:span text:style-name="T6">0; </text:span></text:p>
          </draw:text-box>
        </draw:frame>
        <draw:frame presentation:style-name="pr4" draw:text-style-name="P8" draw:layer="layout" svg:width="1.2cm" svg:height="0.418cm" svg:x="15cm" svg:y="12.382cm" presentation:class="title" presentation:user-transformed="true">
          <draw:text-box>
            <text:p text:style-name="P5"><text:span text:style-name="T6">time !</text:span><text:span text:style-name="T6">= 0; </text:span></text:p>
          </draw:text-box>
        </draw:frame>
        <draw:frame presentation:style-name="pr4" draw:text-style-name="P8" draw:layer="layout" svg:width="1.2cm" svg:height="0.418cm" svg:x="12cm" svg:y="12.4cm" presentation:class="title" presentation:user-transformed="true">
          <draw:text-box>
            <text:p text:style-name="P5"><text:span text:style-name="T6">time != 0; </text:span></text:p>
          </draw:text-box>
        </draw:frame>
        <draw:frame presentation:style-name="pr4" draw:text-style-name="P8" draw:layer="layout" svg:width="1.2cm" svg:height="0.418cm" svg:x="10.6cm" svg:y="10.2cm" presentation:class="title" presentation:user-transformed="true">
          <draw:text-box>
            <text:p text:style-name="P5"><text:span text:style-name="T6">time != 0; </text:span></text:p>
          </draw:text-box>
        </draw:frame>
        <draw:frame presentation:style-name="pr4" draw:text-style-name="P8" draw:layer="layout" svg:width="1.2cm" svg:height="0.418cm" svg:x="10.7cm" svg:y="7.582cm" presentation:class="title" presentation:user-transformed="true">
          <draw:text-box>
            <text:p text:style-name="P5"><text:span text:style-name="T6">time != 0; </text:span></text:p>
          </draw:text-box>
        </draw:frame>
        <draw:frame presentation:style-name="pr4" draw:text-style-name="P8" draw:layer="layout" svg:width="1.2cm" svg:height="0.418cm" svg:x="11.8cm" svg:y="5.782cm" presentation:class="title" presentation:user-transformed="true">
          <draw:text-box>
            <text:p text:style-name="P5"><text:span text:style-name="T6">time != 0; </text:span></text:p>
          </draw:text-box>
        </draw:frame>
        <draw:frame presentation:style-name="pr4" draw:text-style-name="P10" draw:layer="layout" svg:width="1.097cm" svg:height="0.418cm" svg:x="17.103cm" svg:y="4.882cm" presentation:class="title" presentation:user-transformed="true">
          <draw:text-box>
            <text:p text:style-name="P9"><text:span text:style-name="T7">time = 0;</text:span></text:p>
          </draw:text-box>
        </draw:frame>
        <draw:frame presentation:style-name="pr4" draw:text-style-name="P10" draw:layer="layout" svg:width="1.001cm" svg:height="0.418cm" svg:x="19.199cm" svg:y="8.082cm" presentation:class="title" presentation:user-transformed="true">
          <draw:text-box>
            <text:p text:style-name="P9"><text:span text:style-name="T7">time</text:span><text:span text:style-name="T7"> = 0;</text:span></text:p>
          </draw:text-box>
        </draw:frame>
        <draw:frame presentation:style-name="pr4" draw:text-style-name="P10" draw:layer="layout" svg:width="1.001cm" svg:height="0.418cm" svg:x="18.6cm" svg:y="11.982cm" presentation:class="title" presentation:user-transformed="true">
          <draw:text-box>
            <text:p text:style-name="P9"><text:span text:style-name="T7">time</text:span><text:span text:style-name="T7"> = 0;</text:span></text:p>
          </draw:text-box>
        </draw:frame>
        <draw:frame presentation:style-name="pr4" draw:text-style-name="P10" draw:layer="layout" svg:width="1.001cm" svg:height="0.418cm" svg:x="14.701cm" svg:y="14.382cm" presentation:class="title" presentation:user-transformed="true">
          <draw:text-box>
            <text:p text:style-name="P9"><text:span text:style-name="T7">time</text:span><text:span text:style-name="T7"> = 0;</text:span></text:p>
          </draw:text-box>
        </draw:frame>
        <draw:frame presentation:style-name="pr4" draw:text-style-name="P10" draw:layer="layout" svg:width="1.001cm" svg:height="0.418cm" svg:x="10.402cm" svg:y="13.582cm" presentation:class="title" presentation:user-transformed="true">
          <draw:text-box>
            <text:p text:style-name="P9"><text:span text:style-name="T7">time</text:span><text:span text:style-name="T7"> = 0;</text:span></text:p>
          </draw:text-box>
        </draw:frame>
        <draw:frame presentation:style-name="pr4" draw:text-style-name="P10" draw:layer="layout" svg:width="1.001cm" svg:height="0.418cm" svg:x="8.003cm" svg:y="10.282cm" presentation:class="title" presentation:user-transformed="true">
          <draw:text-box>
            <text:p text:style-name="P9"><text:span text:style-name="T7">time</text:span><text:span text:style-name="T7"> = 0;</text:span></text:p>
          </draw:text-box>
        </draw:frame>
        <draw:frame presentation:style-name="pr4" draw:text-style-name="P10" draw:layer="layout" svg:width="1.001cm" svg:height="0.418cm" svg:x="8.504cm" svg:y="6.382cm" presentation:class="title" presentation:user-transformed="true">
          <draw:text-box>
            <text:p text:style-name="P9"><text:span text:style-name="T7">time</text:span><text:span text:style-name="T7"> = 0;</text:span></text:p>
          </draw:text-box>
        </draw:frame>
        <draw:frame presentation:style-name="pr4" draw:text-style-name="P10" draw:layer="layout" svg:width="1.001cm" svg:height="0.418cm" svg:x="12.405cm" svg:y="4.082cm" presentation:class="title" presentation:user-transformed="true">
          <draw:text-box>
            <text:p text:style-name="P9"><text:span text:style-name="T7">time</text:span><text:span text:style-name="T7"> = 0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41:44.931793589</meta:creation-date>
    <dc:date>2018-08-30T16:34:00.979320218</dc:date>
    <meta:editing-duration>PT26M17S</meta:editing-duration>
    <meta:editing-cycles>4</meta:editing-cycles>
    <meta:generator>LibreOffice/6.0.3.2$Linux_X86_64 LibreOffice_project/00m0$Build-2</meta:generator>
    <meta:document-statistic meta:object-count="101"/>
  </office:meta>
</office:document-meta>
</file>